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Cumberland AMT1" svg:font-family="'Cumberland AMT'" style:font-adornments="Regular" style:font-pitch="fixed"/>
    <style:font-face style:name="Cumberland AMT" svg:font-family="'Cumberland AMT'" style:font-family-generic="modern" style:font-pitch="fixed"/>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Code_20_First" style:list-style-name="L1">
      <style:paragraph-properties fo:margin-left="0in" fo:margin-right="0.1in" fo:text-indent="0in" style:auto-text-indent="false"/>
    </style:style>
    <style:style style:name="P3" style:family="paragraph" style:parent-style-name="Code" style:list-style-name="L1">
      <style:paragraph-properties fo:margin-left="0in" fo:margin-right="0.1in" fo:text-indent="0in" style:auto-text-indent="false"/>
    </style:style>
    <style:style style:name="P4" style:family="paragraph" style:parent-style-name="Code_20_Last" style:list-style-name="L1">
      <style:paragraph-properties fo:margin-left="0in" fo:margin-right="0.1in" fo:text-indent="0in" style:auto-text-indent="false"/>
    </style:style>
    <style:style style:name="P5" style:family="paragraph" style:parent-style-name="Body_20_Tex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Times" style:font-name-asian="Times New Roman1" style:font-name-complex="Times New Roman1"/>
    </style:style>
    <style:style style:name="T3" style:family="text">
      <style:text-properties fo:font-style="italic" style:font-style-asian="italic" style:font-style-complex="italic"/>
    </style:style>
    <style:style style:name="T4" style:family="text" style:parent-style-name="Code_20_Inline">
      <style:text-properties fo:font-weight="bold" style:font-weight-asian="bold" style:font-weight-complex="bold"/>
    </style:style>
    <style:style style:name="T5" style:family="text" style:parent-style-name="Code_20_Inline">
      <style:text-properties fo:font-style="italic" style:font-style-asian="italic" style:font-style-complex="italic"/>
    </style:style>
    <style:style style:name="T6" style:family="text">
      <style:text-properties style:font-name="Times New Roman1" style:font-name-asian="Times New Roman1" style:font-name-complex="Times New Roman1"/>
    </style:style>
    <text:list-style style:name="L1">
      <text:list-level-style-number text:level="1" text:style-name="Numbering_20_Symbols" style:num-suffix=" " style:num-format="1">
        <style:list-level-properties text:min-label-width="0.1965in" fo:text-align="end"/>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office:forms form:automatic-focus="false" form:apply-design-mode="false"/>
      <text:tracked-changes>
        <text:changed-region text:id="ct1261948940">
          <text:insertion>
            <office:change-info>
              <dc:creator>Matthew Moodie</dc:creator>
              <dc:date>2006-07-24T17:01:00</dc:date>
            </office:change-info>
          </text:insertion>
        </text:changed-region>
        <text:changed-region text:id="ct1261952188">
          <text:insertion>
            <office:change-info>
              <dc:creator>Ray Lischner</dc:creator>
              <dc:date>2006-08-08T13:45:00</dc:date>
            </office:change-info>
          </text:insertion>
        </text:changed-region>
        <text:changed-region text:id="ct1262231292">
          <text:deletion>
            <office:change-info>
              <dc:creator>Ray Lischner</dc:creator>
              <dc:date>2006-08-08T13:45:00</dc:date>
            </office:change-info>
            <text:p text:style-name="Body_20_Text_20_First">about them before you can</text:p>
          </text:deletion>
        </text:changed-region>
        <text:changed-region text:id="ct1262228492">
          <text:insertion>
            <office:change-info>
              <dc:creator>Ray Lischner</dc:creator>
              <dc:date>2006-08-08T13:45:00</dc:date>
            </office:change-info>
          </text:insertion>
        </text:changed-region>
        <text:changed-region text:id="ct1262227820">
          <text:insertion>
            <office:change-info>
              <dc:creator>Matthew Moodie</dc:creator>
              <dc:date>2006-07-24T17:04:00</dc:date>
            </office:change-info>
          </text:insertion>
        </text:changed-region>
        <text:changed-region text:id="ct1262292176">
          <text:deletion>
            <office:change-info>
              <dc:creator>Ray Lischner</dc:creator>
              <dc:date>2006-08-08T13:45:00</dc:date>
            </office:change-info>
            <text:p text:style-name="Body_20_Text">brings in</text:p>
          </text:deletion>
        </text:changed-region>
        <text:changed-region text:id="ct1262292624">
          <text:insertion>
            <office:change-info>
              <dc:creator>Ray Lischner</dc:creator>
              <dc:date>2006-08-08T13:45:00</dc:date>
            </office:change-info>
          </text:insertion>
        </text:changed-region>
        <text:changed-region text:id="ct1262230172">
          <text:insertion>
            <office:change-info>
              <dc:creator>Ray Lischner</dc:creator>
              <dc:date>2006-08-08T13:48:00</dc:date>
            </office:change-info>
          </text:insertion>
        </text:changed-region>
        <text:changed-region text:id="ct1262292288">
          <text:deletion>
            <office:change-info>
              <dc:creator>Ray Lischner</dc:creator>
              <dc:date>2006-08-08T13:48:00</dc:date>
            </office:change-info>
            <text:p text:style-name="Body_20_Text">e</text:p>
          </text:deletion>
        </text:changed-region>
        <text:changed-region text:id="ct1254883480">
          <text:deletion>
            <office:change-info>
              <dc:creator>Ray Lischner</dc:creator>
              <dc:date>2006-08-08T13:50:00</dc:date>
            </office:change-info>
            <text:p text:style-name="Body_20_Text">with</text:p>
          </text:deletion>
        </text:changed-region>
        <text:changed-region text:id="ct1262292512">
          <text:insertion>
            <office:change-info>
              <dc:creator>Ray Lischner</dc:creator>
              <dc:date>2006-08-08T13:50:00</dc:date>
            </office:change-info>
          </text:insertion>
        </text:changed-region>
        <text:changed-region text:id="ct1262231180">
          <text:insertion>
            <office:change-info>
              <dc:creator>Ray Lischner</dc:creator>
              <dc:date>2006-09-20T13:41:00</dc:date>
            </office:change-info>
          </text:insertion>
        </text:changed-region>
        <text:changed-region text:id="ct1262354068">
          <text:deletion>
            <office:change-info>
              <dc:creator>Ray Lischner</dc:creator>
              <dc:date>2006-09-20T13:41:00</dc:date>
            </office:change-info>
            <text:p text:style-name="Body_20_Text_20_First">clare</text:p>
          </text:deletion>
        </text:changed-region>
        <text:changed-region text:id="ct1254883704">
          <text:insertion>
            <office:change-info>
              <dc:creator>Matthew Moodie</dc:creator>
              <dc:date>2006-07-24T17:08:00</dc:date>
            </office:change-info>
          </text:insertion>
        </text:changed-region>
        <text:changed-region text:id="ct1262292736">
          <text:insertion>
            <office:change-info>
              <dc:creator>Ray Lischner</dc:creator>
              <dc:date>2006-08-08T13:52:00</dc:date>
            </office:change-info>
          </text:insertion>
        </text:changed-region>
        <text:changed-region text:id="ct1254883592">
          <text:deletion>
            <office:change-info>
              <dc:creator>Ray Lischner</dc:creator>
              <dc:date>2006-08-08T13:52:00</dc:date>
            </office:change-info>
            <text:p text:style-name="Body_20_Text">s you can tell, a</text:p>
          </text:deletion>
        </text:changed-region>
        <text:changed-region text:id="ct1254885048">
          <text:deletion>
            <office:change-info>
              <dc:creator>Matthew Moodie</dc:creator>
              <dc:date>2006-07-24T17:18:00</dc:date>
            </office:change-info>
            <text:p text:style-name="Body_20_Text">.</text:p>
          </text:deletion>
        </text:changed-region>
        <text:changed-region text:id="ct1254887288">
          <text:insertion>
            <office:change-info>
              <dc:creator>Ray Lischner</dc:creator>
              <dc:date>2006-08-08T13:57:00</dc:date>
            </office:change-info>
          </text:insertion>
        </text:changed-region>
        <text:changed-region text:id="ct1254884936">
          <text:insertion>
            <office:change-info>
              <dc:creator>Ray Lischner</dc:creator>
              <dc:date>2006-08-08T13:58:00</dc:date>
            </office:change-info>
          </text:insertion>
        </text:changed-region>
        <text:changed-region text:id="ct1254887916">
          <text:insertion>
            <office:change-info>
              <dc:creator>Francis Glassborow</dc:creator>
              <dc:date>2006-07-10T17:00:00</dc:date>
            </office:change-info>
          </text:insertion>
        </text:changed-region>
        <text:changed-region text:id="ct1254889484">
          <text:insertion>
            <office:change-info>
              <dc:creator>Francis Glassborow</dc:creator>
              <dc:date>2006-07-10T17:01:00</dc:date>
            </office:change-info>
          </text:insertion>
        </text:changed-region>
        <text:changed-region text:id="ct1254859136">
          <text:insertion>
            <office:change-info>
              <dc:creator>Francis Glassborow</dc:creator>
              <dc:date>2006-07-10T17:02:00</dc:date>
            </office:change-info>
          </text:insertion>
        </text:changed-region>
        <text:changed-region text:id="ct1254887692">
          <text:insertion>
            <office:change-info>
              <dc:creator>Francis Glassborow</dc:creator>
              <dc:date>2006-07-10T17:03:00</dc:date>
            </office:change-info>
          </text:insertion>
        </text:changed-region>
        <text:changed-region text:id="ct1262292400">
          <text:insertion>
            <office:change-info>
              <dc:creator>Francis Glassborow</dc:creator>
              <dc:date>2006-07-10T17:04:00</dc:date>
            </office:change-info>
          </text:insertion>
        </text:changed-region>
        <text:changed-region text:id="ct1262230396">
          <text:insertion>
            <office:change-info>
              <dc:creator>Francis Glassborow</dc:creator>
              <dc:date>2006-07-10T17:05:00</dc:date>
            </office:change-info>
          </text:insertion>
        </text:changed-region>
        <text:changed-region text:id="ct1262230956">
          <text:insertion>
            <office:change-info>
              <dc:creator>Matthew Moodie</dc:creator>
              <dc:date>2006-07-24T17:19:00</dc:date>
            </office:change-info>
          </text:insertion>
        </text:changed-region>
        <text:changed-region text:id="ct1262230844">
          <text:insertion>
            <office:change-info>
              <dc:creator>Matthew Moodie</dc:creator>
              <dc:date>2006-07-24T17:20:00</dc:date>
            </office:change-info>
          </text:insertion>
        </text:changed-region>
        <text:changed-region text:id="ct1262208456">
          <text:insertion>
            <office:change-info>
              <dc:creator>Francis Glassborow</dc:creator>
              <dc:date>2006-07-10T17:05:00</dc:date>
            </office:change-info>
          </text:insertion>
        </text:changed-region>
        <text:changed-region text:id="ct1261950172">
          <text:insertion>
            <office:change-info>
              <dc:creator>Francis Glassborow</dc:creator>
              <dc:date>2006-07-10T17:06:00</dc:date>
            </office:change-info>
          </text:insertion>
        </text:changed-region>
        <text:changed-region text:id="ct1262228268">
          <text:insertion>
            <office:change-info>
              <dc:creator>Francis Glassborow</dc:creator>
              <dc:date>2006-07-10T17:07:00</dc:date>
            </office:change-info>
          </text:insertion>
        </text:changed-region>
        <text:changed-region text:id="ct1262355256">
          <text:insertion>
            <office:change-info>
              <dc:creator>Francis Glassborow</dc:creator>
              <dc:date>2006-07-10T17:08:00</dc:date>
            </office:change-info>
          </text:insertion>
        </text:changed-region>
        <text:changed-region text:id="ct1261257064">
          <text:insertion>
            <office:change-info>
              <dc:creator>Francis Glassborow</dc:creator>
              <dc:date>2006-07-10T17: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oration 2</text:p>
      <text:p text:style-name="Chapter_20_Title">Reading C++ Code</text:p>
      <text:p text:style-name="Body_20_Text_20_First">I suspect you already have some knowledge of C++. Maybe you already know C, Java, Perl, or other C-like languages. Maybe you know so many languages, you can readily identify common elements. Let’s test my hypothesis. Take a few minutes to read Listing 2-1. Then answer the questions that follow it.</text:p>
      <text:p text:style-name="Code_20_Caption">Listing 2-1. Reading test</text:p>
      <text:list text:style-name="L1">
        <text:list-item>
          <text:p text:style-name="P2">/// Read the program and determine what the program does.</text:p>
        </text:list-item>
        <text:list-item>
          <text:p text:style-name="P3"/>
        </text:list-item>
        <text:list-item>
          <text:p text:style-name="P3">#include &lt;iostream&gt;</text:p>
        </text:list-item>
        <text:list-item>
          <text:p text:style-name="P3">#include &lt;istream&gt;</text:p>
        </text:list-item>
        <text:list-item>
          <text:p text:style-name="P3">#include &lt;limits&gt;</text:p>
        </text:list-item>
        <text:list-item>
          <text:p text:style-name="P3">#include &lt;ostream&gt;</text:p>
        </text:list-item>
        <text:list-item>
          <text:p text:style-name="P3"/>
        </text:list-item>
        <text:list-item>
          <text:p text:style-name="P3">int main()</text:p>
        </text:list-item>
        <text:list-item>
          <text:p text:style-name="P3">{</text:p>
        </text:list-item>
        <text:list-item>
          <text:p text:style-name="P3"><text:s text:c="4"/>int min(std::numeric_limits&lt;int&gt;::max());</text:p>
        </text:list-item>
        <text:list-item>
          <text:p text:style-name="P3"><text:s text:c="4"/>int max(std::numeric_limits&lt;int&gt;::min());</text:p>
        </text:list-item>
        <text:list-item>
          <text:p text:style-name="P3"><text:s text:c="4"/>bool any(false);</text:p>
        </text:list-item>
        <text:list-item>
          <text:p text:style-name="P3"><text:s text:c="4"/>int x;</text:p>
        </text:list-item>
        <text:list-item>
          <text:p text:style-name="P3"><text:s text:c="4"/>while (std::cin &gt;&gt; x)</text:p>
        </text:list-item>
        <text:list-item>
          <text:p text:style-name="P3"><text:s text:c="4"/>{</text:p>
        </text:list-item>
        <text:list-item>
          <text:p text:style-name="P3"><text:s text:c="8"/>any = true;</text:p>
        </text:list-item>
        <text:list-item>
          <text:p text:style-name="P3"><text:s text:c="8"/>if (x &lt; min)</text:p>
        </text:list-item>
        <text:list-item>
          <text:p text:style-name="P3"><text:s text:c="12"/>min = x;</text:p>
        </text:list-item>
        <text:list-item>
          <text:p text:style-name="P3"><text:s text:c="8"/>if (x &gt; max)</text:p>
        </text:list-item>
        <text:list-item>
          <text:p text:style-name="P3"><text:s text:c="12"/>max = x;</text:p>
        </text:list-item>
        <text:list-item>
          <text:p text:style-name="P3"><text:s text:c="4"/>}</text:p>
        </text:list-item>
        <text:list-item>
          <text:p text:style-name="P3"/>
        </text:list-item>
        <text:list-item>
          <text:p text:style-name="P3"><text:s text:c="4"/>if (any)</text:p>
        </text:list-item>
        <text:list-item>
          <text:p text:style-name="P3"><text:s text:c="8"/>std::cout &lt;&lt; "min = " &lt;&lt; min &lt;&lt; "\nmax = " &lt;&lt; max &lt;&lt; '\n';</text:p>
        </text:list-item>
        <text:list-item>
          <text:p text:style-name="P4">}</text:p>
        </text:list-item>
      </text:list>
      <text:p text:style-name="P5">What does Listing 2-1 do?</text:p>
      <text:p text:style-name="Body_20_Text_20_First">~LLL</text:p>
      <text:p text:style-name="Body_20_Text_20_First">~LLL</text:p>
      <text:p text:style-name="Body_20_Text_20_First">~LLL</text:p>
      <text:p text:style-name="Body_20_Text_20_First">~LLL</text:p>
      <text:p text:style-name="Body_20_Text">Listing 2-1 reads integers from the standard input, and while it does so, keeps track of the largest and smallest values seen so far. After exhausting the input, it then prints the largest and smallest values. If the input contains no numbers, the program prints nothing.</text:p>
      <text:p text:style-name="Body_20_Text">Let’s take a closer look at the various parts of the program.</text:p>
      <text:p text:style-name="Heading_20_1">Comments</text:p>
      <text:p text:style-name="Body_20_Text_20_First">Line 1 starts with three consecutive slashes to start a comment. The comment ends at the end of the line. Actually, you need only two slashes to start a comment (<text:span text:style-name="Code_20_Inline">//</text:span>), but as you will learn later in the book, three has a special meaning. For now, use three.</text:p>
      <text:p text:style-name="Body_20_Text">Note that you cannot put a space between the slashes. That’s true in general for all of the multi-character symbols in C++. It’s an important rule, and one that you must internalize early. A corollary of the no-spaces-in-a-symbol rule is that when C++ sees adjacent characters, it always tries to construct the longest possible symbol, even if you can see that doing so would produce meaningless results. I predict that this rule will surprise you several explorations down the road.</text:p>
      <text:p text:style-name="Body_20_Text">The other style of comment in C++ is to start the comment with <text:span text:style-name="Code_20_Inline">/*</text:span> and end it with <text:span text:style-name="Code_20_Inline">*/</text:span>. Some programs in this book use <text:span text:style-name="Code_20_Inline">/**</text:span> to start a comment. Like the third slash in <text:span text:style-name="Code_20_Inline">///</text:span>, the second asterisk (<text:span text:style-name="Code_20_Inline">*</text:span>) is magic, but unimportant at this time. This comment style can span multiple lines. It cannot nest, but you can nest one style of comment in comments of the other style, as illustrated in Listing 2-2.</text:p>
      <text:p text:style-name="Code_20_Caption"><text:hidden-text text:condition="ooow:" text:string-value=".cc" text:is-hidden="true"/>Listing 2-2. Demonstrating comment styles</text:p>
      <text:p text:style-name="Code_20_First">/* Start of a comment /* start of comment characters are not special in a comment</text:p>
      <text:p text:style-name="Code"><text:s/>// still in a comment</text:p>
      <text:p text:style-name="Code"><text:s/>Still in a comment</text:p>
      <text:p text:style-name="Code">*/</text:p>
      <text:p text:style-name="Code">no_longer_in_a_comment();</text:p>
      <text:p text:style-name="Code">// Start of a comment /* start of comment characters are not special in a comment</text:p>
      <text:p text:style-name="Code">no_longer_in_a_comment();</text:p>
      <text:p text:style-name="Body_20_Text">The C++ community uses both styles widely. Get used to seeing and using both styles.</text:p>
      <text:p text:style-name="Body_20_Text">Modify Listing 2-1 to change the <text:span text:style-name="Code_20_Inline">///</text:span> comment to use the <text:span text:style-name="Code_20_Inline">/**</text:span> ... <text:span text:style-name="Code_20_Inline">*/</text:span> style. Try to recompile the program. <text:span text:style-name="T1">What happens?</text:span></text:p>
      <text:p text:style-name="Body_20_Text_20_First">~LLL</text:p>
      <text:p text:style-name="Body_20_Text">If you made the change correctly, the program should still compile and run normally. The compiler eliminates comments entirely, so nothing about the final program should be different. (Except that some binary formats include a timestamp, which would necessarily differ from one compilation run to another.)</text:p>
      <text:p text:style-name="Heading_20_1">Headers</text:p>
      <text:p text:style-name="Body_20_Text_20_First">Lines 3 through 6 import declarations from parts of the standard library. C++, like C and many other languages, distinguishes between the core language and the standard library. Both are part of the standard language, and a tool suite is incomplete without both parts. The difference is that the core language is self-contained. Certain types, for example, are built<text:change-start text:change-id="ct1261948940"/> <text:change-end text:change-id="ct1261948940"/>in, and the compiler inherently knows about them. Other types are <text:change-start text:change-id="ct1261952188"/>defined in terms of the built-in types, so they are <text:change-end text:change-id="ct1261952188"/>declared in the standard library, and you need to tell the compiler <text:change text:change-id="ct1262231292"/><text:change-start text:change-id="ct1262228492"/>that you want to<text:change-end text:change-id="ct1262228492"/> use them.<text:change-start text:change-id="ct1262227820"/><text:hidden-text text:condition="ooow:" text:string-value="Do you think it's worth saying why this distinction is drawn? Some readers may be curious as to why one type is in the core and why one is in the standard library." text:is-hidden="true"/><text:change-end text:change-id="ct1262227820"/> That’s what lines 3<text:span text:style-name="T2">–</text:span>6 are all about.</text:p>
      <text:p text:style-name="Body_20_Text">In particular, line 3 <text:change text:change-id="ct1262292176"/><text:change-start text:change-id="ct1262292624"/>tells the compiler about<text:change-end text:change-id="ct1262292624"/> the names of the standard I/O streams (<text:span text:style-name="Code_20_Inline">cin</text:span> for the standard input and <text:span text:style-name="Code_20_Inline">cout</text:span> for the standard output). Line 4 fetches the input operator (<text:span text:style-name="Code_20_Inline">&gt;&gt;</text:span>), line 5 brings in the name <text:span text:style-name="Code_20_Inline">numeric_</text:span><text:span text:style-name="Code_20_Inline"><text:span text:style-name="Code_20_Inline">l</text:span></text:span><text:span text:style-name="Code_20_Inline">imits</text:span>, and line 6 brings in the output operator (<text:span text:style-name="Code_20_Inline">&lt;&lt;</text:span>). Note that names from the standard library generally begin with <text:span text:style-name="Code_20_Inline">std::</text:span> (short for “standard”).</text:p>
      <text:p text:style-name="Body_20_Text">In C++ parlance, The <text:span text:style-name="Code_20_Inline">#include</text:span> keyword is also a verb, as in “line 3 <text:span text:style-name="T3">includes</text:span> the <text:span text:style-name="Code_20_Inline">iostream</text:span> header,” “line 5 includes <text:s/>the <text:span text:style-name="Code_20_Inline">limits</text:span> header,” and so on. A <text:span text:style-name="T3">header</text:span> is typically a file that contains a bunch of declarations. The compiler needs these declarations so it knows what to do with names such as <text:span text:style-name="Code_20_Inline">std::cin</text:span>. Somewhere in the documentation for your C++ compiler and standard library is the location for its standard headers. If you are curious, visit that folder or directory and see what you can find there. Don’t be disappointed that you can’t read the headers. The C++ standard library makes full use of the entire range of C++ language features. You won’t be able to decipher most of the library until you’ve made it through a large part of this book.</text:p>
      <text:p text:style-name="Body_20_Text">Another important C++ rule: the compiler needs to know what every name means. A human can often infer meaning or at least part of speech from context. When I say, “I furbled my drink all over my shirt,” you might not know exactly what “furbled” means, but you can guess that it is the past tense of a verb, and that it probably is something undesirable and somewhat messy.</text:p>
      <text:p text:style-name="Body_20_Text">C++ compilers are a lot dumber than you. When the compiler reads a symbol or identifier, it must know exactly what the symbol or identifier means and what part of “speech” it is. Is the symbol a punctuator (such as the statement-ending semicolon) or an operator (such as plus sign for addition)? Is the identifier a type? A function? A variable? The compiler also needs to know everything that you can do with that symbol or name so it can correctly compile the code. The only way it can know is for you to tell it, and the way you tell it is by writing a declaration, or by importing a declaration from a header. And that’s what <text:span text:style-name="Code_20_Inline">#include</text:span> statements are all about.</text:p>
      <text:p text:style-name="Body_20_Text">Any line that begins with <text:span text:style-name="Code_20_Inline">#</text:span> ends at the end of the line. C++ has several different <text:span text:style-name="Code_20_Inline">#</text:span> statements, but only <text:span text:style-name="Code_20_Inline">#include</text:span> concerns us at this time. Inside the angle brackets must be a header name, typically a standard library header, but it might also be a header from a third-party library.</text:p>
      <text:p text:style-name="Body_20_Text">Later in the book, you’ll even learn to write your own headers.</text:p>
      <text:p text:style-name="Body_20_Text">Modify line 5 to misspell <text:span text:style-name="Code_20_Inline">limits</text:span> as <text:span text:style-name="Code_20_Inline">stimil</text:span>. Try to compile the program. <text:span text:style-name="T1">What happens?</text:span></text:p>
      <text:p text:style-name="Body_20_Text_20_First">~LLL</text:p>
      <text:p text:style-name="Body_20_Text_20_First">~LLL</text:p>
      <text:p text:style-name="Body_20_Text_20_First">~LLL</text:p>
      <text:p text:style-name="Body_20_Text">The compiler cannot find any header named <text:span text:style-name="Code_20_Inline">stimil</text:span>, so it issues a message. Then it keeps trying to compile the program, but it doesn’t know what <text:span text:style-name="Code_20_Inline">std::numeric_limits</text:span> is, so it issues one or more messages. Some compilers cascade messages, so every use of <text:span text:style-name="Code_20_Inline">std::numeric_limits</text:span> produces additional messages. The actual error gets lost in the noise. Focus on the first one or few messages that the compiler issues. Fix them, and try again. As you gain experience with C++, you will learn which messages are mere noise and which are important. Unfortunately, most compilers will not tell you, for example, that you can’t use <text:span text:style-name="Code_20_Inline">std::numeric_limits</text:span> until you include the <text:span text:style-name="Code_20_Inline">&lt;limits&gt;</text:span> header. Instead, you need a good C++ language reference, so you can look up the correct header on your own. (The first place to check is the documentation that accompanies your compiler and library. If you want an additional reference, I recommend my book, <text:span text:style-name="T3">C++ in a Nutshell</text:span>, but feel free to choose any reference. Th<text:change-start text:change-id="ct1262230172"/>is<text:change-end text:change-id="ct1262230172"/><text:change text:change-id="ct1262292288"/> book’s web site has some recommendations and book reviews.)</text:p>
      <text:p text:style-name="Body_20_Text">Most programmers don’t use <text:span text:style-name="Code_20_Inline">&lt;limits&gt;</text:span> much; Listing 2-1 included it only to obtain the declaration of <text:span text:style-name="Code_20_Inline">std::numeric_</text:span><text:span text:style-name="Code_20_Inline"><text:span text:style-name="Code_20_Inline">l</text:span></text:span><text:span text:style-name="Code_20_Inline">imits</text:span>. On the other hand, almost every program in this book uses <text:span text:style-name="Code_20_Inline">&lt;iostream&gt;</text:span> because it declares the names of the I/O stream objects, <text:span text:style-name="Code_20_Inline">std::cin</text:span> and <text:span text:style-name="Code_20_Inline">std::cout</text:span>. The <text:span text:style-name="Code_20_Inline">&lt;istream&gt;</text:span> header declares input operators, and <text:span text:style-name="Code_20_Inline">&lt;ostream&gt;</text:span> declares output operators. You will meet quite a few more headers in coming explorations.</text:p>
      <text:p text:style-name="Heading_20_1">Main Program</text:p>
      <text:p text:style-name="Body_20_Text_20_First">Every C++ program must have “<text:span text:style-name="Code_20_Inline">int</text:span> <text:span text:style-name="Code_20_Inline">main()</text:span>”, as shown on line 8. You are permitted a few variations on a theme, but the name <text:span text:style-name="Code_20_Inline">main</text:span> is crucial. A program can have only one <text:span text:style-name="Code_20_Inline">main</text:span>, and the name must be spelled with all lowercase. The declaration must start with “<text:span text:style-name="Code_20_Inline">int</text:span>”. (Some books tell you to use <text:span text:style-name="Code_20_Inline">void</text:span>. Those books are wrong. If you need to convince someone <text:span text:style-name="Code_20_Inline">void</text:span> is wrong and <text:span text:style-name="Code_20_Inline">int</text:span> is right, refer the skeptic to section 3.6.1 of the C++ Standard.) </text:p>
      <text:p text:style-name="Body_20_Text">For now, use empty parentheses after the name <text:span text:style-name="Code_20_Inline">main</text:span>.</text:p>
      <text:p text:style-name="Body_20_Text">The next line starts the main program. Notice how the statements are grouped inside curly braces (<text:span text:style-name="Code_20_Inline">{</text:span> and <text:span text:style-name="Code_20_Inline">}</text:span>). That’s how C++ groups statements. A common error for novices is to omit a curly brace, or not to see them when reading a program. If you are used to more verbose languages, such as Pascal, Ada, or Visual Basic, you might need some time acquainting yourself with the more terse C++ syntax. This book will give you plenty of opportunities to practice.</text:p>
      <text:p text:style-name="Body_20_Text">Modify line 8 to spell <text:span text:style-name="Code_20_Inline">main</text:span> in capital letters: <text:span text:style-name="Code_20_Inline">MAIN</text:span>. Try to compile the program. <text:span text:style-name="T1">What happens?</text:span></text:p>
      <text:p text:style-name="Body_20_Text_20_First">~LLL</text:p>
      <text:p text:style-name="Body_20_Text_20_First">~LLL</text:p>
      <text:p text:style-name="Body_20_Text_20_First">~LLL</text:p>
      <text:p text:style-name="Body_20_Text">The compiler accepts the program, but the linker complains. Whether you can see the difference between the compiler and the linker depends on your particular tools. Nonetheless, you failed to create a valid program because you must have a <text:span text:style-name="Code_20_Inline">main</text:span>. Only the name <text:span text:style-name="Code_20_Inline">main</text:span> is special. As far as the compiler is concerned, <text:span text:style-name="Code_20_Inline">MAIN</text:span> is just another name, like <text:span text:style-name="Code_20_Inline">min</text:span> or <text:span text:style-name="Code_20_Inline">max</text:span>. There’s nothing wrong with having a program <text:change text:change-id="ct1254883480"/><text:change-start text:change-id="ct1262292512"/>that has<text:change-end text:change-id="ct1262292512"/> a function named <text:span text:style-name="Code_20_Inline">MAIN</text:span>, but to be a complete program, you must also have <text:span text:style-name="Code_20_Inline">main</text:span>. Thus, you don’t get an error message saying that you misspelled <text:span text:style-name="Code_20_Inline">main</text:span>, only that <text:span text:style-name="Code_20_Inline">main</text:span> is missing.</text:p>
      <text:p text:style-name="Heading_20_1">Variable Declarations</text:p>
      <text:p text:style-name="Body_20_Text_20_First">Lines 10 through 13 de<text:change-start text:change-id="ct1262231180"/>fine<text:change-end text:change-id="ct1262231180"/><text:change text:change-id="ct1262354068"/> some variables. <text:s/>The first word on each line is the variable’s type. The next word is the variable name. The name is optionally followed by an initial value in parentheses.</text:p>
      <text:p text:style-name="Body_20_Text">The type <text:span text:style-name="Code_20_Inline">int</text:span> is short for integer, and <text:span text:style-name="Code_20_Inline">bool</text:span> is short for Boolean (named after George Boole, the inventor of mathematical logic; thus some languages use the name <text:span text:style-name="Code_20_Inline">logical</text:span> for this type).</text:p>
      <text:p text:style-name="Body_20_Text">The name <text:span text:style-name="Code_20_Inline">std::numeric_limits</text:span> is part of the C++ standard library, and lets you query the attributes of the built<text:change-start text:change-id="ct1254883704"/>-<text:change-end text:change-id="ct1254883704"/>in arithmetic types. You can determine the number of bits a type requires, the number of decimal digits, the minimum and maximum values, and more. Put the type that you are curious about in angle brackets. (You’ll see this approach to using types quite often in C++.) Thus, you could also query <text:span text:style-name="Code_20_Inline">st</text:span><text:span text:style-name="Code_20_Inline"><text:span text:style-name="Code_20_Inline">d</text:span></text:span><text:span text:style-name="Code_20_Inline">::numeric_limits&lt;bool&gt;::min()</text:span> and get <text:span text:style-name="Code_20_Inline">false</text:span> as the result.</text:p>
      <text:p text:style-name="Body_20_Text"><text:span text:style-name="T1">If you were to query the number of bits in </text:span><text:span text:style-name="T4">bool</text:span><text:span text:style-name="T1">, what would you expect as a result? ~SSS</text:span></text:p>
      <text:p text:style-name="Body_20_Text">Try compiling and running Listing 2-3, and find out if you are correct.</text:p>
      <text:p text:style-name="Code_20_Caption"><text:span text:style-name="T3">Listing 2-3. Determining the number of bits in a </text:span><text:span text:style-name="T5">bool</text:span><text:span text:style-name="T3">.</text:span></text:p>
      <text:p text:style-name="Code_20_First">#include &lt;iostream&gt;</text:p>
      <text:p text:style-name="Code">#include &lt;limits&gt;</text:p>
      <text:p text:style-name="Code">#include &lt;ostream&gt;</text:p>
      <text:p text:style-name="Code"/>
      <text:p text:style-name="Code">int main()</text:p>
      <text:p text:style-name="Code">{</text:p>
      <text:p text:style-name="Code"><text:s text:c="2"/>// Note that "digits" means binary digits, i.e., bits.</text:p>
      <text:p text:style-name="Code"><text:s text:c="2"/>std::cout &lt;&lt; "bits per bool: " &lt;&lt; std::numeric_limits&lt;bool&gt;::digits &lt;&lt; '\n';</text:p>
      <text:p text:style-name="Code_20_Last">}</text:p>
      <text:p text:style-name="Body_20_Text">Did you get the value you expected? If not, do you understand why you got 1 as a result?</text:p>
      <text:p text:style-name="Heading_20_1">Statements</text:p>
      <text:p text:style-name="Body_20_Text_20_First">Line 14 of Listing 2-1 contains a <text:span text:style-name="Code_20_Inline">while</text:span> statement. Lines 17, 19, and 23 start <text:span text:style-name="Code_20_Inline">if</text:span> statements. They have similar syntax: both start with a keyword, followed by a Boolean condition in parentheses, followed by a statement. The statement can be a simple statement, such as the assignment on line 18, or it can be a list of statements within curly braces. Notice that a simple statement ends with a semicolon.</text:p>
      <text:p text:style-name="Body_20_Text">Assignment (lines 16, 18, and 20) uses a single equal sign. For clarity, when I read a program out loud<text:change-start text:change-id="ct1262292736"/> or to myself<text:change-end text:change-id="ct1262292736"/>, I like to read the equal sign as “gets.” For example, “x gets min.”</text:p>
      <text:p text:style-name="Body_20_Text">A<text:change text:change-id="ct1254883592"/> <text:span text:style-name="Code_20_Inline">while</text:span> loop performs its associated statement while the condition is true. The condition is tested prior to executing the statement, so if the condition is false the first time around, the statement never executes.</text:p>
      <text:p text:style-name="Body_20_Text">On line 14, the condition is an input operation. It reads an integer from the standard input (<text:span text:style-name="Code_20_Inline">std::cin</text:span>) and stores that integer in the variable <text:span text:style-name="Code_20_Inline">x</text:span>. The condition is true as long as a value is successfully stored in <text:span text:style-name="Code_20_Inline">x</text:span>. If the input is malformed, or if the program reaches the end of the input stream, the logical condition becomes false, and the loop terminates.</text:p>
      <text:p text:style-name="Body_20_Text">The <text:span text:style-name="Code_20_Inline">if</text:span> statement can be followed by an <text:span text:style-name="Code_20_Inline">else</text:span> part; you’ll see examples in future explorations.</text:p>
      <text:p text:style-name="Body_20_Text">Line 23’s condition consists of a single name, <text:span text:style-name="Code_20_Inline">any</text:span>. Because it has type <text:span text:style-name="Code_20_Inline">bool</text:span>, you can use it directly as a condition.</text:p>
      <text:p text:style-name="Body_20_Text">Modify line 17 to change the statement to just “<text:span text:style-name="Code_20_Inline">if</text:span> <text:span text:style-name="Code_20_Inline">(x)</text:span>”. This kind of mistake sometimes happens when you get careless (and we all get careless from time to time). <text:span text:style-name="T1">What do you expect to happen when you compile the program?</text:span></text:p>
      <text:p text:style-name="Body_20_Text_20_First">~LLL</text:p>
      <text:p text:style-name="Body_20_Text_20_First">~LLL</text:p>
      <text:p text:style-name="Body_20_Text">Were you surprised that the compiler did not complain? <text:span text:style-name="T1">What do you expect to happen when you run the program?</text:span></text:p>
      <text:p text:style-name="Body_20_Text_20_First">~LLL</text:p>
      <text:p text:style-name="Body_20_Text_20_First">~LLL</text:p>
      <text:p text:style-name="Body_20_Text_20_First">~LLL</text:p>
      <text:p text:style-name="P5">If you supply the following input to the program, what do you expect as output?</text:p>
      <text:p text:style-name="Code_20_Single"><text:hidden-text text:condition="ooow:" text:string-value=".txt" text:is-hidden="true"/>0 <text:s text:c="2"/>1 <text:s text:c="2"/>2 <text:s text:c="2"/>3</text:p>
      <text:p text:style-name="Body_20_Text_20_First">~LLL</text:p>
      <text:p text:style-name="Body_20_Text_20_First">~LLL</text:p>
      <text:p text:style-name="P5">If you supply the following input to the program, what do you expect as output?</text:p>
      <text:p text:style-name="Code_20_Single"><text:hidden-text text:condition="ooow:" text:string-value=".txt" text:is-hidden="true"/>3 <text:s text:c="2"/>2 <text:s text:c="2"/>1 <text:s text:c="2"/>0</text:p>
      <text:p text:style-name="Body_20_Text_20_First">~LLL</text:p>
      <text:p text:style-name="Body_20_Text_20_First">~LLL</text:p>
      <text:p text:style-name="P5">Explain what is happening:</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C++ is permissive about what it allows as a condition. Any numerical type can be a condition, and the compiler treats non-zero values as true and zero as false. In other words, it supplies an implicit <text:span text:style-name="T6">≠</text:span> 0 to test the numeric value.</text:p>
      <text:p text:style-name="Body_20_Text">Many C and C++ programmers take advantage of the brevity that these languages offer, but I find it a sloppy programming practice. Always make sure your conditions are logical in nature, even if that means using an explicit comparison to zero. The C++ syntax for comparing <text:span text:style-name="T6">≠</text:span> is <text:span text:style-name="Code_20_Inline">!=</text:span>, as in <text:span text:style-name="Code_20_Inline">x</text:span> <text:span text:style-name="Code_20_Inline">!=</text:span> <text:span text:style-name="Code_20_Inline">0</text:span>.</text:p>
      <text:p text:style-name="Heading_20_1">Output</text:p>
      <text:p text:style-name="Body_20_Text_20_First">The output operator is <text:span text:style-name="Code_20_Inline">&gt;&gt;</text:span>. You can print a variable’s value, a character string, a single character, or a computed expression. The standard library places output operators in the <text:span text:style-name="Code_20_Inline">&lt;ostream&gt;</text:span> header, and <text:span text:style-name="Code_20_Inline">&lt;iostream&gt;</text:span> declares the name <text:span text:style-name="Code_20_Inline">std::cout</text:span>.</text:p>
      <text:p text:style-name="Body_20_Text">Enclose a single character in single quotes<text:change text:change-id="ct1254885048"/>, such as <text:span text:style-name="Code_20_Inline">'X'</text:span>. To print a single quote, escape the quote character with a backslash (<text:span text:style-name="Code_20_Inline">\'</text:span>). Other escape characters can follow a backslash, such as <text:span text:style-name="Code_20_Inline">\n</text:span> for a newline (that is, a magic character sequence to start a new line of text; the actual characters depend on the host operating system). <text:change-start text:change-id="ct1254887288"/>To print a backslash character, escape it: <text:span text:style-name="Code_20_Inline">'\\'</text:span>. <text:change-end text:change-id="ct1254887288"/>Some examples of characters: <text:span text:style-name="Code_20_Inline">'x'</text:span>, <text:change-start text:change-id="ct1254884936"/><text:span text:style-name="Code_20_Inline">'#'</text:span>, <text:span text:style-name="Code_20_Inline">'7'</text:span>, <text:change-end text:change-id="ct1254884936"/><text:span text:style-name="Code_20_Inline">'\\'</text:span>, <text:span text:style-name="Code_20_Inline">'\n'</text:span>.</text:p>
      <text:p text:style-name="Body_20_Text">If you want to print more than one character at a time, use a character string, which is enclosed in double quotes. To include a double quote in a string, use a backslash escape:</text:p>
      <text:p text:style-name="Code_20_Single">std::cout &lt;&lt; "not quoted; \"in quotes\", not quoted";</text:p>
      <text:p text:style-name="Body_20_Text">A single output statement can use multiple occurrences of <text:span text:style-name="Code_20_Inline">&lt;&lt;</text:span>, as shown in Line 24. Or you can use multiple output statements. The only difference is readability.</text:p>
      <text:p text:style-name="P5">Modify Listing 2-3 to experiment with different styles of output. Try using multiple output statements.</text:p>
      <text:p text:style-name="Body_20_Text">Remember to use curly braces when the body of an <text:span text:style-name="Code_20_Inline">if</text:span> statement contains more than one statement.</text:p>
      <text:p text:style-name="Body_20_Text">See! I told you that you could read a C++ program. Now all you need to do is fill in some of your knowledge gaps about the details. The next exploration starts doing that with the basic arithmetic operators.<text:change-start text:change-id="ct1254887916"/></text:p>
      <text:p text:style-name="Body_20_Text"/>
      <text:p text:style-name="Body_20_Text">Yes, but you have now planted the seeds for confusion. Whilst all definitions are declarations the converse is not true. C++ headers <text:change-end text:change-id="ct1254887916"/><text:change-start text:change-id="ct1254889484"/>often define types as well as declare members of those types. It becomes very difficult for the newcomer to understand if one carelessly talks about <text:change-end text:change-id="ct1254889484"/><text:change-start text:change-id="ct1254859136"/>lines 10 to 13 of your program being declarations. Of course they are but they are much more than that, they are definitions.</text:p>
      <text:p text:style-name="Body_20_Text"><text:change-end text:change-id="ct1254859136"/><text:change-start text:change-id="ct1254887692"/>Towards the end of this exploration you mention '\\' as a character. I think that you need to either drop that example or take a moment to expla<text:change-end text:change-id="ct1254887692"/><text:change-start text:change-id="ct1262292400"/>in why it is a single character (and remember that a compiler will accept co<text:change-end text:change-id="ct1262292400"/><text:change-start text:change-id="ct1262230396"/>de such as char a( 'ab')<text:change-end text:change-id="ct1262230396"/><text:change-start text:change-id="ct1262230956"/> [MM] And state explicitly what '\\' <text:change-end text:change-id="ct1262230956"/><text:change-start text:change-id="ct1262230844"/>displays if you take up this suggestion.<text:change-end text:change-id="ct1262230844"/><text:change-start text:change-id="ct1262208456"/></text:p>
      <text:p text:style-name="Body_20_Text">On the positive side I like your use of the function intialisation syntax<text:change-end text:change-id="ct1262208456"/><text:change-start text:change-id="ct1261950172"/> and I doubt that many of your readers will actually come from a C background and be puzzled by it.</text:p>
      <text:p text:style-name="Body_20_Text"><text:change-end text:change-id="ct1261950172"/><text:change-start text:change-id="ct1262228268"/>You also should reconsider ending the last output statement of a program with '\n'<text:change-end text:change-id="ct1262228268"/><text:change-start text:change-id="ct1262355256"/>. The consequence maybe that the output is never seen by the user.<text:change-end text:change-id="ct1262355256"/><text:change-start text:change-id="ct1261257064"/> This can be even worse for those programming in a Windows system where they see the output when using the IDE but not when running the program free-standing.</text:p>
      <text:p text:style-name="Body_20_Text"><text:change-end text:change-id="ct12612570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Cumberland AMT1" svg:font-family="'Cumberland AMT'" style:font-adornments="Regular" style:font-pitch="fixed"/>
    <style:font-face style:name="Cumberland AMT" svg:font-family="'Cumberland AMT'" style:font-family-generic="modern" style:font-pitch="fixed"/>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Title" style:family="paragraph" style:parent-style-name="Heading_20_1"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text-properties style:font-name="Cumberland AMT1" fo:font-size="10pt" fo:background-color="transparent"/>
    </style:style>
    <style:style style:name="Footnote_20_anchor" style:display-name="Footnote anchor" style:family="text">
      <style:text-properties style:text-position="super 58%"/>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2 - Reading C++ Code</dc:title>
    <dc:subject>Exploring C++</dc:subject>
    <meta:initial-creator>Ray Lischner</meta:initial-creator>
    <meta:creation-date>2006-03-30T10:01:31</meta:creation-date>
    <dc:creator>Ray Lischner</dc:creator>
    <dc:date>2006-09-20T13:42:45</dc:date>
    <dc:language>en-US</dc:language>
    <meta:editing-cycles>48</meta:editing-cycles>
    <meta:editing-duration>P4DT23H3M28S</meta:editing-duration>
    <meta:user-defined meta:name="codex-configfile">apress-cpp-dox.xml</meta:user-defined>
    <meta:user-defined meta:name="codex-chapter-number">2</meta:user-defined>
    <meta:user-defined meta:name="codex-doxygen"/>
    <meta:user-defined meta:name="Info 4"/>
    <meta:document-statistic meta:table-count="0" meta:image-count="0" meta:object-count="0" meta:page-count="7" meta:paragraph-count="138" meta:word-count="2846" meta:character-count="16117"/>
  </office:meta>
</office:document-meta>
</file>